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ce4e5" fo:border="0.74pt solid #000000"/>
    </style:style>
    <style:style style:name="ce4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bce4e5" fo:border="0.74pt solid #000000" style:vertical-align="middle"/>
    </style:style>
    <style:style style:name="ce6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 style:data-style-name="N121">
      <style:table-cell-properties fo:background-color="#bce4e5" fo:border="0.74pt solid #000000"/>
    </style:style>
    <style:style style:name="ce8" style:family="table-cell" style:parent-style-name="Default" style:data-style-name="N121"/>
    <style:style style:name="ce9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1">
      <style:table-cell-properties fo:background-color="#bce4e5" fo:border="0.74pt solid #000000"/>
    </style:style>
    <style:style style:name="ce12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121">
      <style:table-cell-properties fo:background-color="transparent" fo:border="0.74pt solid #000000"/>
    </style:style>
    <style:style style:name="ce14" style:family="table-cell" style:parent-style-name="Default" style:data-style-name="N121">
      <style:table-cell-properties fo:border="0.74pt solid #000000"/>
    </style:style>
    <style:style style:name="ce15" style:family="table-cell" style:parent-style-name="Default" style:data-style-name="N121">
      <style:table-cell-properties fo:background-color="#fff9ae" fo:border="0.74pt solid #000000"/>
    </style:style>
    <style:style style:name="ce16" style:family="table-cell" style:parent-style-name="Default" style:data-style-name="N121">
      <style:table-cell-properties fo:background-color="#c2e0ae" fo:border="0.74pt solid #000000"/>
    </style:style>
    <style:style style:name="ce17" style:family="table-cell" style:parent-style-name="Default">
      <style:table-cell-properties fo:background-color="#adc5e7" fo:border="0.74pt solid #000000"/>
    </style:style>
    <style:style style:name="ce18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fcd4d1" fo:border="0.74pt solid #000000"/>
    </style:style>
    <style:style style:name="ce20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cd4d1" fo:border="0.74pt solid #000000"/>
    </style:style>
    <style:style style:name="ce22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fcd4d1"/>
    </style:style>
    <style:style style:name="ce26" style:family="table-cell" style:parent-style-name="Default" style:data-style-name="N121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</style:style>
    <style:style style:name="ce27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121">
      <style:table-cell-properties fo:background-color="#fff9ae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 style:data-style-name="N121">
      <style:table-cell-properties fo:background-color="#fcd4d1"/>
    </style:style>
    <style:style style:name="ce31" style:family="table-cell" style:parent-style-name="Default" style:data-style-name="N121">
      <style:table-cell-properties fo:background-color="#c2e0ae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5"/>
        <table:table-column table:style-name="co4" table:number-columns-repeated="8" table:default-cell-style-name="ce10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. Key-point Detection</text:p>
          </table:table-cell>
          <table:covered-table-cell table:style-name="ce3"/>
          <table:covered-table-cell table:style-name="ce4"/>
          <table:covered-table-cell table:number-columns-repeated="10" table:style-name="ce9"/>
          <table:covered-table-cell table:number-columns-repeated="2" table:style-name="ce22"/>
          <table:covered-table-cell table:style-name="ce26"/>
          <table:covered-table-cell table:style-name="ce28"/>
        </table:table-row>
        <table:table-row table:style-name="ro1">
          <table:table-cell table:style-name="ce2" table:number-columns-spanned="2" table:number-rows-spanned="1"/>
          <table:covered-table-cell table:style-name="ce3"/>
          <table:table-cell table:style-name="ce4" office:value-type="string" calcext:value-type="string">
            <text:p>Category</text:p>
          </table:table-cell>
          <table:table-cell table:style-name="ce9" office:value-type="string" calcext:value-type="string">
            <text:p>Image 0</text:p>
          </table:table-cell>
          <table:table-cell table:style-name="ce9" office:value-type="string" calcext:value-type="string">
            <text:p>Image 1</text:p>
          </table:table-cell>
          <table:table-cell table:style-name="ce9" office:value-type="string" calcext:value-type="string">
            <text:p>Image 2</text:p>
          </table:table-cell>
          <table:table-cell table:style-name="ce9" office:value-type="string" calcext:value-type="string">
            <text:p>Image 3</text:p>
          </table:table-cell>
          <table:table-cell table:style-name="ce9" office:value-type="string" calcext:value-type="string">
            <text:p>Image 4</text:p>
          </table:table-cell>
          <table:table-cell table:style-name="ce9" office:value-type="string" calcext:value-type="string">
            <text:p>Image 5</text:p>
          </table:table-cell>
          <table:table-cell table:style-name="ce9" office:value-type="string" calcext:value-type="string">
            <text:p>Image 6</text:p>
          </table:table-cell>
          <table:table-cell table:style-name="ce9" office:value-type="string" calcext:value-type="string">
            <text:p>Image 7</text:p>
          </table:table-cell>
          <table:table-cell table:style-name="ce9" office:value-type="string" calcext:value-type="string">
            <text:p>Image 8</text:p>
          </table:table-cell>
          <table:table-cell table:style-name="ce9" office:value-type="string" calcext:value-type="string">
            <text:p>Image 9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Distribution</text:p>
          </table:table-cell>
          <table:table-cell table:style-name="ce26" office:value-type="string" calcext:value-type="string">
            <text:p>Time per 1k point (ms)</text:p>
          </table:table-cell>
          <table:table-cell table:style-name="ce28" office:value-type="string" calcext:value-type="string">
            <text:p>Multipl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4">
            <text:p>Detectors</text:p>
          </table:table-cell>
          <table:table-cell office:value-type="string" calcext:value-type="string" table:number-columns-spanned="1" table:number-rows-spanned="2">
            <text:p>SHITOMASI</text:p>
          </table:table-cell>
          <table:table-cell office:value-type="string" calcext:value-type="string">
            <text:p>Num. Kpts</text:p>
          </table:table-cell>
          <table:table-cell office:value-type="float" office:value="1370" calcext:value-type="float">
            <text:p>1370</text:p>
          </table:table-cell>
          <table:table-cell office:value-type="float" office:value="1301" calcext:value-type="float">
            <text:p>1301</text:p>
          </table:table-cell>
          <table:table-cell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table:style-name="ce10" office:value-type="float" office:value="1389" calcext:value-type="float">
            <text:p>1389</text:p>
          </table:table-cell>
          <table:table-cell table:style-name="ce10" office:value-type="float" office:value="1339" calcext:value-type="float">
            <text:p>1339</text:p>
          </table:table-cell>
          <table:table-cell table:style-name="ce19" table:formula="of:=AVERAGE([.E3:.M3])" office:value-type="float" office:value="1339.22222222222" calcext:value-type="float">
            <text:p>1339.2</text:p>
          </table:table-cell>
          <table:table-cell table:style-name="ce24" table:number-columns-spanned="1" table:number-rows-spanned="2"/>
          <table:table-cell table:style-name="ce27" table:formula="of:=[.N4]/[.N3]*1000" office:value-type="float" office:value="5.91135070107027" calcext:value-type="float" table:number-columns-spanned="1" table:number-rows-spanned="2">
            <text:p>5.9</text:p>
          </table:table-cell>
          <table:table-cell table:style-name="ce29" table:formula="of:=[.$P$15]/[.P3]" office:value-type="float" office:value="6.87393405360747" calcext:value-type="float" table:number-columns-spanned="1" table:number-rows-spanned="2">
            <text:p>6.9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11.2022" calcext:value-type="float">
            <text:p>11.2022</text:p>
          </table:table-cell>
          <table:table-cell office:value-type="float" office:value="9.36699" calcext:value-type="float">
            <text:p>9.36699</text:p>
          </table:table-cell>
          <table:table-cell office:value-type="float" office:value="12.8376" calcext:value-type="float">
            <text:p>12.8376</text:p>
          </table:table-cell>
          <table:table-cell office:value-type="float" office:value="7.6258" calcext:value-type="float">
            <text:p>7.6258</text:p>
          </table:table-cell>
          <table:table-cell office:value-type="float" office:value="8.08186" calcext:value-type="float">
            <text:p>8.08186</text:p>
          </table:table-cell>
          <table:table-cell office:value-type="float" office:value="7.06029" calcext:value-type="float">
            <text:p>7.06029</text:p>
          </table:table-cell>
          <table:table-cell office:value-type="float" office:value="6.79149" calcext:value-type="float">
            <text:p>6.79149</text:p>
          </table:table-cell>
          <table:table-cell office:value-type="float" office:value="6.50332" calcext:value-type="float">
            <text:p>6.50332</text:p>
          </table:table-cell>
          <table:table-cell table:style-name="ce10" office:value-type="float" office:value="6.48997" calcext:value-type="float">
            <text:p>6.48997</text:p>
          </table:table-cell>
          <table:table-cell table:style-name="ce10" office:value-type="float" office:value="6.49219" calcext:value-type="float">
            <text:p>6.49219</text:p>
          </table:table-cell>
          <table:table-cell table:style-name="ce19" table:formula="of:=AVERAGE([.E4:.M4])" office:value-type="float" office:value="7.91661222222222" calcext:value-type="float">
            <text:p>7.9</text:p>
          </table:table-cell>
          <table:covered-table-cell table:style-name="ce24"/>
          <table:covered-table-cell table:style-name="ce19"/>
          <table:covered-table-cell table:style-name="ce30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HARRIS</text:p>
          </table:table-cell>
          <table:table-cell office:value-type="string" calcext:value-type="string">
            <text:p>Num. Kpts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520" calcext:value-type="float">
            <text:p>520</text:p>
          </table:table-cell>
          <table:table-cell table:style-name="ce19" table:formula="of:=AVERAGE([.E5:.M5])" office:value-type="float" office:value="515.555555555556" calcext:value-type="float">
            <text:p>515.6</text:p>
          </table:table-cell>
          <table:table-cell table:style-name="ce24" table:number-columns-spanned="1" table:number-rows-spanned="2"/>
          <table:table-cell table:style-name="ce27" table:formula="of:=[.N6]/[.N5]*1000" office:value-type="float" office:value="15.7254439655172" calcext:value-type="float" table:number-columns-spanned="1" table:number-rows-spanned="2">
            <text:p>15.7</text:p>
          </table:table-cell>
          <table:table-cell table:style-name="ce27" table:formula="of:=[.$P$15]/[.P5]" office:value-type="float" office:value="2.58398013919391" calcext:value-type="float" table:number-columns-spanned="1" table:number-rows-spanned="2">
            <text:p>2.6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10.5267" calcext:value-type="float">
            <text:p>10.5267</text:p>
          </table:table-cell>
          <table:table-cell office:value-type="float" office:value="8.87383" calcext:value-type="float">
            <text:p>8.87383</text:p>
          </table:table-cell>
          <table:table-cell office:value-type="float" office:value="19.6013" calcext:value-type="float">
            <text:p>19.6013</text:p>
          </table:table-cell>
          <table:table-cell office:value-type="float" office:value="6.79715" calcext:value-type="float">
            <text:p>6.79715</text:p>
          </table:table-cell>
          <table:table-cell office:value-type="float" office:value="6.24449" calcext:value-type="float">
            <text:p>6.24449</text:p>
          </table:table-cell>
          <table:table-cell office:value-type="float" office:value="6.29245" calcext:value-type="float">
            <text:p>6.29245</text:p>
          </table:table-cell>
          <table:table-cell office:value-type="float" office:value="6.1887" calcext:value-type="float">
            <text:p>6.1887</text:p>
          </table:table-cell>
          <table:table-cell office:value-type="float" office:value="6.21319" calcext:value-type="float">
            <text:p>6.21319</text:p>
          </table:table-cell>
          <table:table-cell table:style-name="ce10" office:value-type="float" office:value="6.55194" calcext:value-type="float">
            <text:p>6.55194</text:p>
          </table:table-cell>
          <table:table-cell table:style-name="ce10" office:value-type="float" office:value="6.20301" calcext:value-type="float">
            <text:p>6.20301</text:p>
          </table:table-cell>
          <table:table-cell table:style-name="ce19" table:formula="of:=AVERAGE([.E6:.M6])" office:value-type="float" office:value="8.10734" calcext:value-type="float">
            <text:p>8.1</text:p>
          </table:table-cell>
          <table:covered-table-cell table:style-name="ce25"/>
          <table:covered-table-cell table:style-name="ce19"/>
          <table:covered-table-cell table:style-name="ce2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AST</text:p>
          </table:table-cell>
          <table:table-cell office:value-type="string" calcext:value-type="string">
            <text:p>Num. Kpts</text:p>
          </table:table-cell>
          <table:table-cell office:value-type="float" office:value="5063" calcext:value-type="float">
            <text:p>5063</text:p>
          </table:table-cell>
          <table:table-cell office:value-type="float" office:value="4952" calcext:value-type="float">
            <text:p>4952</text:p>
          </table:table-cell>
          <table:table-cell office:value-type="float" office:value="4863" calcext:value-type="float">
            <text:p>4863</text:p>
          </table:table-cell>
          <table:table-cell office:value-type="float" office:value="4840" calcext:value-type="float">
            <text:p>4840</text:p>
          </table:table-cell>
          <table:table-cell office:value-type="float" office:value="4856" calcext:value-type="float">
            <text:p>4856</text:p>
          </table:table-cell>
          <table:table-cell office:value-type="float" office:value="4899" calcext:value-type="float">
            <text:p>4899</text:p>
          </table:table-cell>
          <table:table-cell office:value-type="float" office:value="4870" calcext:value-type="float">
            <text:p>4870</text:p>
          </table:table-cell>
          <table:table-cell office:value-type="float" office:value="4868" calcext:value-type="float">
            <text:p>4868</text:p>
          </table:table-cell>
          <table:table-cell table:style-name="ce10" office:value-type="float" office:value="4996" calcext:value-type="float">
            <text:p>4996</text:p>
          </table:table-cell>
          <table:table-cell table:style-name="ce10" office:value-type="float" office:value="4997" calcext:value-type="float">
            <text:p>4997</text:p>
          </table:table-cell>
          <table:table-cell table:style-name="ce19" table:formula="of:=AVERAGE([.E7:.M7])" office:value-type="float" office:value="4904.55555555556" calcext:value-type="float">
            <text:p>4904.6</text:p>
          </table:table-cell>
          <table:table-cell table:style-name="ce24" table:number-columns-spanned="1" table:number-rows-spanned="2"/>
          <table:table-cell table:style-name="ce27" table:formula="of:=[.N8]/[.N7]*1000" office:value-type="float" office:value="0.354028227724791" calcext:value-type="float" table:number-columns-spanned="1" table:number-rows-spanned="2">
            <text:p>0.4</text:p>
          </table:table-cell>
          <table:table-cell table:style-name="ce31" table:formula="of:=[.$P$15]/[.P7]" office:value-type="float" office:value="114.776822029262" calcext:value-type="float" table:number-columns-spanned="1" table:number-rows-spanned="2">
            <text:p>114.8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2.01412" calcext:value-type="float">
            <text:p>2.01412</text:p>
          </table:table-cell>
          <table:table-cell office:value-type="float" office:value="1.79346" calcext:value-type="float">
            <text:p>1.79346</text:p>
          </table:table-cell>
          <table:table-cell office:value-type="float" office:value="2.08205" calcext:value-type="float">
            <text:p>2.08205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65975" calcext:value-type="float">
            <text:p>1.65975</text:p>
          </table:table-cell>
          <table:table-cell office:value-type="float" office:value="1.62792" calcext:value-type="float">
            <text:p>1.62792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1.62012" calcext:value-type="float">
            <text:p>1.62012</text:p>
          </table:table-cell>
          <table:table-cell table:style-name="ce10" office:value-type="float" office:value="2.03305" calcext:value-type="float">
            <text:p>2.03305</text:p>
          </table:table-cell>
          <table:table-cell table:style-name="ce10" office:value-type="float" office:value="1.64209" calcext:value-type="float">
            <text:p>1.64209</text:p>
          </table:table-cell>
          <table:table-cell table:style-name="ce16" table:formula="of:=AVERAGE([.E8:.M8])" office:value-type="float" office:value="1.73635111111111" calcext:value-type="float">
            <text:p>1.7</text:p>
          </table:table-cell>
          <table:covered-table-cell table:style-name="ce25"/>
          <table:covered-table-cell table:style-name="ce19"/>
          <table:covered-table-cell table:style-name="ce2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RISK</text:p>
          </table:table-cell>
          <table:table-cell office:value-type="string" calcext:value-type="string">
            <text:p>Num. Kpts</text:p>
          </table:table-cell>
          <table:table-cell office:value-type="float" office:value="2757" calcext:value-type="float">
            <text:p>2757</text:p>
          </table:table-cell>
          <table:table-cell office:value-type="float" office:value="2777" calcext:value-type="float">
            <text:p>2777</text:p>
          </table:table-cell>
          <table:table-cell office:value-type="float" office:value="2741" calcext:value-type="float">
            <text:p>2741</text:p>
          </table:table-cell>
          <table:table-cell office:value-type="float" office:value="2735" calcext:value-type="float">
            <text:p>2735</text:p>
          </table:table-cell>
          <table:table-cell office:value-type="float" office:value="2757" calcext:value-type="float">
            <text:p>2757</text:p>
          </table:table-cell>
          <table:table-cell office:value-type="float" office:value="2695" calcext:value-type="float">
            <text:p>2695</text:p>
          </table:table-cell>
          <table:table-cell office:value-type="float" office:value="2715" calcext:value-type="float">
            <text:p>2715</text:p>
          </table:table-cell>
          <table:table-cell office:value-type="float" office:value="2628" calcext:value-type="float">
            <text:p>2628</text:p>
          </table:table-cell>
          <table:table-cell table:style-name="ce10" office:value-type="float" office:value="2639" calcext:value-type="float">
            <text:p>263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9" table:formula="of:=AVERAGE([.E9:.M9])" office:value-type="float" office:value="2706.55555555556" calcext:value-type="float">
            <text:p>2706.6</text:p>
          </table:table-cell>
          <table:table-cell table:style-name="ce24" table:number-columns-spanned="1" table:number-rows-spanned="2"/>
          <table:table-cell table:style-name="ce27" table:formula="of:=[.N10]/[.N9]*1000" office:value-type="float" office:value="9.62877786444435" calcext:value-type="float" table:number-columns-spanned="1" table:number-rows-spanned="2">
            <text:p>9.6</text:p>
          </table:table-cell>
          <table:table-cell table:style-name="ce27" table:formula="of:=[.$P$15]/[.P9]" office:value-type="float" office:value="4.22008228447673" calcext:value-type="float" table:number-columns-spanned="1" table:number-rows-spanned="2">
            <text:p>4.2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27.784" calcext:value-type="float">
            <text:p>27.784</text:p>
          </table:table-cell>
          <table:table-cell office:value-type="float" office:value="26.498" calcext:value-type="float">
            <text:p>26.498</text:p>
          </table:table-cell>
          <table:table-cell office:value-type="float" office:value="26.2516" calcext:value-type="float">
            <text:p>26.2516</text:p>
          </table:table-cell>
          <table:table-cell office:value-type="float" office:value="25.8292" calcext:value-type="float">
            <text:p>25.8292</text:p>
          </table:table-cell>
          <table:table-cell office:value-type="float" office:value="26.8317" calcext:value-type="float">
            <text:p>26.8317</text:p>
          </table:table-cell>
          <table:table-cell office:value-type="float" office:value="26.4882" calcext:value-type="float">
            <text:p>26.4882</text:p>
          </table:table-cell>
          <table:table-cell office:value-type="float" office:value="25.6572" calcext:value-type="float">
            <text:p>25.6572</text:p>
          </table:table-cell>
          <table:table-cell office:value-type="float" office:value="25.7568" calcext:value-type="float">
            <text:p>25.7568</text:p>
          </table:table-cell>
          <table:table-cell table:style-name="ce10" office:value-type="float" office:value="25.7568" calcext:value-type="float">
            <text:p>25.7568</text:p>
          </table:table-cell>
          <table:table-cell table:style-name="ce10" office:value-type="float" office:value="25.4779" calcext:value-type="float">
            <text:p>25.4779</text:p>
          </table:table-cell>
          <table:table-cell table:style-name="ce19" table:formula="of:=AVERAGE([.E10:.M10])" office:value-type="float" office:value="26.0608222222222" calcext:value-type="float">
            <text:p>26.1</text:p>
          </table:table-cell>
          <table:covered-table-cell table:style-name="ce25"/>
          <table:covered-table-cell table:style-name="ce19"/>
          <table:covered-table-cell table:style-name="ce2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ORB</text:p>
          </table:table-cell>
          <table:table-cell office:value-type="string" calcext:value-type="string">
            <text:p>Num. Kpts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" table:style-name="ce10" office:value-type="float" office:value="500" calcext:value-type="float">
            <text:p>500</text:p>
          </table:table-cell>
          <table:table-cell table:style-name="ce19" table:formula="of:=AVERAGE([.E11:.M11])" office:value-type="float" office:value="500" calcext:value-type="float">
            <text:p>500.0</text:p>
          </table:table-cell>
          <table:table-cell table:style-name="ce24" table:number-columns-spanned="1" table:number-rows-spanned="2"/>
          <table:table-cell table:style-name="ce27" table:formula="of:=[.N12]/[.N11]*1000" office:value-type="float" office:value="9.89315555555556" calcext:value-type="float" table:number-columns-spanned="1" table:number-rows-spanned="2">
            <text:p>9.9</text:p>
          </table:table-cell>
          <table:table-cell table:style-name="ce27" table:formula="of:=[.$P$15]/[.P11]" office:value-type="float" office:value="4.10730779059518" calcext:value-type="float" table:number-columns-spanned="1" table:number-rows-spanned="2">
            <text:p>4.1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126.741" calcext:value-type="float">
            <text:p>126.741</text:p>
          </table:table-cell>
          <table:table-cell office:value-type="float" office:value="5.24371" calcext:value-type="float">
            <text:p>5.24371</text:p>
          </table:table-cell>
          <table:table-cell office:value-type="float" office:value="5.67137" calcext:value-type="float">
            <text:p>5.67137</text:p>
          </table:table-cell>
          <table:table-cell office:value-type="float" office:value="5.3773" calcext:value-type="float">
            <text:p>5.3773</text:p>
          </table:table-cell>
          <table:table-cell office:value-type="float" office:value="4.67503" calcext:value-type="float">
            <text:p>4.67503</text:p>
          </table:table-cell>
          <table:table-cell office:value-type="float" office:value="4.64708" calcext:value-type="float">
            <text:p>4.64708</text:p>
          </table:table-cell>
          <table:table-cell office:value-type="float" office:value="4.66891" calcext:value-type="float">
            <text:p>4.66891</text:p>
          </table:table-cell>
          <table:table-cell office:value-type="float" office:value="4.73599" calcext:value-type="float">
            <text:p>4.73599</text:p>
          </table:table-cell>
          <table:table-cell table:style-name="ce10" office:value-type="float" office:value="4.6964" calcext:value-type="float">
            <text:p>4.6964</text:p>
          </table:table-cell>
          <table:table-cell table:style-name="ce10" office:value-type="float" office:value="4.80341" calcext:value-type="float">
            <text:p>4.80341</text:p>
          </table:table-cell>
          <table:table-cell table:style-name="ce15" table:formula="of:=AVERAGE([.E12:.M12])" office:value-type="float" office:value="4.94657777777778" calcext:value-type="float">
            <text:p>4.9</text:p>
          </table:table-cell>
          <table:covered-table-cell table:style-name="ce25"/>
          <table:covered-table-cell table:style-name="ce19"/>
          <table:covered-table-cell table:style-name="ce2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AKAZE</text:p>
          </table:table-cell>
          <table:table-cell office:value-type="string" calcext:value-type="string">
            <text:p>Num. Kpts</text:p>
          </table:table-cell>
          <table:table-cell office:value-type="float" office:value="1351" calcext:value-type="float">
            <text:p>1351</text:p>
          </table:table-cell>
          <table:table-cell office:value-type="float" office:value="1327" calcext:value-type="float">
            <text:p>1327</text:p>
          </table:table-cell>
          <table:table-cell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office:value-type="float" office:value="1331" calcext:value-type="float">
            <text:p>1331</text:p>
          </table:table-cell>
          <table:table-cell table:style-name="ce10" office:value-type="float" office:value="1358" calcext:value-type="float">
            <text:p>1358</text:p>
          </table:table-cell>
          <table:table-cell table:style-name="ce10" office:value-type="float" office:value="1331" calcext:value-type="float">
            <text:p>1331</text:p>
          </table:table-cell>
          <table:table-cell table:style-name="ce19" table:formula="of:=AVERAGE([.E13:.M13])" office:value-type="float" office:value="1342.11111111111" calcext:value-type="float">
            <text:p>1342.1</text:p>
          </table:table-cell>
          <table:table-cell table:style-name="ce24" table:number-columns-spanned="1" table:number-rows-spanned="2"/>
          <table:table-cell table:style-name="ce27" table:formula="of:=[.N14]/[.N13]*1000" office:value-type="float" office:value="30.4744846427684" calcext:value-type="float" table:number-columns-spanned="1" table:number-rows-spanned="2">
            <text:p>30.5</text:p>
          </table:table-cell>
          <table:table-cell table:style-name="ce27" table:formula="of:=[.$P$15]/[.P13]" office:value-type="float" office:value="1.3333854653567" calcext:value-type="float" table:number-columns-spanned="1" table:number-rows-spanned="2">
            <text:p>1.3</text:p>
          </table:table-cell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41.5692" calcext:value-type="float">
            <text:p>41.5692</text:p>
          </table:table-cell>
          <table:table-cell office:value-type="float" office:value="38.3122" calcext:value-type="float">
            <text:p>38.3122</text:p>
          </table:table-cell>
          <table:table-cell office:value-type="float" office:value="56.7008" calcext:value-type="float">
            <text:p>56.7008</text:p>
          </table:table-cell>
          <table:table-cell office:value-type="float" office:value="38.6944" calcext:value-type="float">
            <text:p>38.6944</text:p>
          </table:table-cell>
          <table:table-cell office:value-type="float" office:value="38.2644" calcext:value-type="float">
            <text:p>38.2644</text:p>
          </table:table-cell>
          <table:table-cell office:value-type="float" office:value="38.9206" calcext:value-type="float">
            <text:p>38.9206</text:p>
          </table:table-cell>
          <table:table-cell office:value-type="float" office:value="40.5526" calcext:value-type="float">
            <text:p>40.5526</text:p>
          </table:table-cell>
          <table:table-cell office:value-type="float" office:value="38.8264" calcext:value-type="float">
            <text:p>38.8264</text:p>
          </table:table-cell>
          <table:table-cell table:style-name="ce10" office:value-type="float" office:value="38.598" calcext:value-type="float">
            <text:p>38.598</text:p>
          </table:table-cell>
          <table:table-cell table:style-name="ce10" office:value-type="float" office:value="39.2319" calcext:value-type="float">
            <text:p>39.2319</text:p>
          </table:table-cell>
          <table:table-cell table:style-name="ce19" table:formula="of:=AVERAGE([.E14:.M14])" office:value-type="float" office:value="40.9001444444445" calcext:value-type="float">
            <text:p>40.9</text:p>
          </table:table-cell>
          <table:covered-table-cell table:style-name="ce25"/>
          <table:covered-table-cell table:style-name="ce19"/>
          <table:covered-table-cell table:style-name="ce30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IFT</text:p>
          </table:table-cell>
          <table:table-cell office:value-type="string" calcext:value-type="string">
            <text:p>Num. Kpts</text:p>
          </table:table-cell>
          <table:table-cell office:value-type="float" office:value="1438" calcext:value-type="float">
            <text:p>1438</text:p>
          </table:table-cell>
          <table:table-cell office:value-type="float" office:value="1371" calcext:value-type="float">
            <text:p>1371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69" calcext:value-type="float">
            <text:p>1369</text:p>
          </table:table-cell>
          <table:table-cell office:value-type="float" office:value="1396" calcext:value-type="float">
            <text:p>1396</text:p>
          </table:table-cell>
          <table:table-cell office:value-type="float" office:value="1382" calcext:value-type="float">
            <text:p>1382</text:p>
          </table:table-cell>
          <table:table-cell table:style-name="ce10" office:value-type="float" office:value="1463" calcext:value-type="float">
            <text:p>1463</text:p>
          </table:table-cell>
          <table:table-cell table:style-name="ce10" office:value-type="float" office:value="1422" calcext:value-type="float">
            <text:p>1422</text:p>
          </table:table-cell>
          <table:table-cell table:style-name="ce19" table:formula="of:=AVERAGE([.E15:.M15])" office:value-type="float" office:value="1380.33333333333" calcext:value-type="float">
            <text:p>1380.3</text:p>
          </table:table-cell>
          <table:table-cell table:style-name="ce24" table:number-columns-spanned="1" table:number-rows-spanned="2"/>
          <table:table-cell table:style-name="ce27" table:formula="of:=[.N16]/[.N15]*1000" office:value-type="float" office:value="40.6342348869033" calcext:value-type="float" table:number-columns-spanned="1" table:number-rows-spanned="2">
            <text:p>40.6</text:p>
          </table:table-cell>
          <table:table-cell table:style-name="ce27" table:formula="of:=[.$P$15]/[.P15]" office:value-type="float" office:value="1" calcext:value-type="float" table:number-columns-spanned="1" table:number-rows-spanned="2">
            <text:p>1.0</text:p>
          </table:table-cell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Time (ms)</text:p>
          </table:table-cell>
          <table:table-cell office:value-type="float" office:value="82.6225" calcext:value-type="float">
            <text:p>82.6225</text:p>
          </table:table-cell>
          <table:table-cell office:value-type="float" office:value="55.6703" calcext:value-type="float">
            <text:p>55.6703</text:p>
          </table:table-cell>
          <table:table-cell office:value-type="float" office:value="79.6439" calcext:value-type="float">
            <text:p>79.6439</text:p>
          </table:table-cell>
          <table:table-cell office:value-type="float" office:value="52.9856" calcext:value-type="float">
            <text:p>52.9856</text:p>
          </table:table-cell>
          <table:table-cell office:value-type="float" office:value="52.6273" calcext:value-type="float">
            <text:p>52.6273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52.3247" calcext:value-type="float">
            <text:p>52.3247</text:p>
          </table:table-cell>
          <table:table-cell office:value-type="float" office:value="52.6905" calcext:value-type="float">
            <text:p>52.6905</text:p>
          </table:table-cell>
          <table:table-cell table:style-name="ce10" office:value-type="float" office:value="52.889" calcext:value-type="float">
            <text:p>52.889</text:p>
          </table:table-cell>
          <table:table-cell table:style-name="ce10" office:value-type="float" office:value="53.9453" calcext:value-type="float">
            <text:p>53.9453</text:p>
          </table:table-cell>
          <table:table-cell table:style-name="ce19" table:formula="of:=AVERAGE([.E16:.M16])" office:value-type="float" office:value="56.0887888888889" calcext:value-type="float">
            <text:p>56.1</text:p>
          </table:table-cell>
          <table:covered-table-cell table:style-name="ce25"/>
          <table:covered-table-cell table:style-name="ce19"/>
          <table:covered-table-cell table:style-name="ce30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6" office:value-type="string" calcext:value-type="string" table:number-columns-spanned="1" table:number-rows-spanned="2">
            <text:p>Detection Time (ms)</text:p>
          </table:table-cell>
          <table:table-cell table:style-name="ce6" office:value-type="string" calcext:value-type="string" table:number-columns-spanned="1" table:number-rows-spanned="2">
            <text:p>Detection Points</text:p>
          </table:table-cell>
          <table:table-cell table:style-name="ce12" office:value-type="string" calcext:value-type="string" table:number-columns-spanned="6" table:number-rows-spanned="1">
            <text:p>Number of Matched Key-points</text:p>
          </table:table-cell>
          <table:covered-table-cell table:number-columns-repeated="5" table:style-name="ce17"/>
          <table:table-cell table:style-name="Default"/>
          <table:table-cell table:number-columns-repeated="6"/>
        </table:table-row>
        <table:table-row table:style-name="ro3">
          <table:covered-table-cell/>
          <table:covered-table-cell table:number-columns-repeated="3" table:style-name="ce3"/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BRIEF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FREAK</text:p>
          </table:table-cell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SIFT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style-name="ce7" table:formula="of:=[.N4]" office:value-type="float" office:value="7.91661222222222" calcext:value-type="float">
            <text:p>7.9</text:p>
          </table:table-cell>
          <table:table-cell table:style-name="ce11" table:formula="of:=[.N3]" office:value-type="float" office:value="1339.22222222222" calcext:value-type="float">
            <text:p>1339</text:p>
          </table:table-cell>
          <table:table-cell table:style-name="ce13" table:number-columns-repeated="4"/>
          <table:table-cell table:style-name="ce14" office:value-type="string" calcext:value-type="string">
            <text:p>/</text:p>
          </table:table-cell>
          <table:table-cell table:style-name="ce14"/>
          <table:table-cell table:style-name="Default"/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style-name="ce7" table:formula="of:=[.N6]" office:value-type="float" office:value="8.10734" calcext:value-type="float">
            <text:p>8.1</text:p>
          </table:table-cell>
          <table:table-cell table:style-name="ce11" table:formula="of:=[.N5]" office:value-type="float" office:value="515.555555555556" calcext:value-type="float">
            <text:p>516</text:p>
          </table:table-cell>
          <table:table-cell table:style-name="ce13" table:number-columns-repeated="4"/>
          <table:table-cell table:style-name="ce14" office:value-type="string" calcext:value-type="string">
            <text:p>/</text:p>
          </table:table-cell>
          <table:table-cell table:style-name="ce14"/>
          <table:table-cell table:style-name="Default"/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style-name="ce7" table:formula="of:=[.N8]" office:value-type="float" office:value="1.73635111111111" calcext:value-type="float">
            <text:p>1.7</text:p>
          </table:table-cell>
          <table:table-cell table:style-name="ce11" table:formula="of:=[.N7]" office:value-type="float" office:value="4904.55555555556" calcext:value-type="float">
            <text:p>4905</text:p>
          </table:table-cell>
          <table:table-cell table:style-name="ce13" table:number-columns-repeated="4"/>
          <table:table-cell table:style-name="ce14" office:value-type="string" calcext:value-type="string">
            <text:p>/</text:p>
          </table:table-cell>
          <table:table-cell table:style-name="ce14"/>
          <table:table-cell table:style-name="Default"/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style-name="ce7" table:formula="of:=[.N10]" office:value-type="float" office:value="26.0608222222222" calcext:value-type="float">
            <text:p>26.1</text:p>
          </table:table-cell>
          <table:table-cell table:style-name="ce11" table:formula="of:=[.N9]" office:value-type="float" office:value="2706.55555555556" calcext:value-type="float">
            <text:p>2707</text:p>
          </table:table-cell>
          <table:table-cell table:style-name="ce13" table:number-columns-repeated="4"/>
          <table:table-cell table:style-name="ce14" office:value-type="string" calcext:value-type="string">
            <text:p>/</text:p>
          </table:table-cell>
          <table:table-cell table:style-name="ce14"/>
          <table:table-cell table:style-name="Default"/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style-name="ce7" table:formula="of:=[.N12]" office:value-type="float" office:value="4.94657777777778" calcext:value-type="float">
            <text:p>4.9</text:p>
          </table:table-cell>
          <table:table-cell table:style-name="ce11" table:formula="of:=[.N11]" office:value-type="float" office:value="500" calcext:value-type="float">
            <text:p>500</text:p>
          </table:table-cell>
          <table:table-cell table:style-name="ce13" table:number-columns-repeated="4"/>
          <table:table-cell table:style-name="ce14" office:value-type="string" calcext:value-type="string">
            <text:p>/</text:p>
          </table:table-cell>
          <table:table-cell table:style-name="ce14"/>
          <table:table-cell table:style-name="Default"/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style-name="ce7" table:formula="of:=[.N14]" office:value-type="float" office:value="40.9001444444445" calcext:value-type="float">
            <text:p>40.9</text:p>
          </table:table-cell>
          <table:table-cell table:style-name="ce11" table:formula="of:=[.N13]" office:value-type="float" office:value="1342.11111111111" calcext:value-type="float">
            <text:p>1342</text:p>
          </table:table-cell>
          <table:table-cell table:style-name="ce13" table:number-columns-repeated="4"/>
          <table:table-cell table:style-name="ce14" table:number-columns-repeated="2"/>
          <table:table-cell table:style-name="Default"/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style-name="ce7" table:formula="of:=[.N16]" office:value-type="float" office:value="56.0887888888889" calcext:value-type="float">
            <text:p>56.1</text:p>
          </table:table-cell>
          <table:table-cell table:style-name="ce11" table:formula="of:=[.N15]" office:value-type="float" office:value="1380.33333333333" calcext:value-type="float">
            <text:p>1380</text:p>
          </table:table-cell>
          <table:table-cell table:style-name="ce14" table:number-columns-repeated="2"/>
          <table:table-cell table:style-name="ce14" office:value-type="string" calcext:value-type="string">
            <text:p>/</text:p>
          </table:table-cell>
          <table:table-cell table:style-name="ce14"/>
          <table:table-cell table:style-name="ce14" office:value-type="string" calcext:value-type="string">
            <text:p>/</text:p>
          </table:table-cell>
          <table:table-cell table:style-name="ce14"/>
          <table:table-cell table:style-name="Default"/>
          <table:table-cell table:number-columns-repeated="6"/>
        </table:table-row>
        <table:table-row table:style-name="ro2" table:number-rows-repeated="2">
          <table:table-cell table:style-name="Default" table:number-columns-repeated="11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6" office:value-type="string" calcext:value-type="string" table:number-columns-spanned="1" table:number-rows-spanned="2">
            <text:p>Detection Time (ms)</text:p>
          </table:table-cell>
          <table:table-cell table:style-name="ce6" office:value-type="string" calcext:value-type="string" table:number-columns-spanned="1" table:number-rows-spanned="2">
            <text:p>Detection Points</text:p>
          </table:table-cell>
          <table:table-cell table:style-name="ce12" office:value-type="string" calcext:value-type="string" table:number-columns-spanned="7" table:number-rows-spanned="1">
            <text:p>Descriptor Extraction Time (ms)</text:p>
          </table:table-cell>
          <table:covered-table-cell table:number-columns-repeated="6" table:style-name="ce17"/>
          <table:table-cell table:number-columns-repeated="6"/>
        </table:table-row>
        <table:table-row table:style-name="ro3">
          <table:covered-table-cell/>
          <table:covered-table-cell table:number-columns-repeated="3" table:style-name="ce3"/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BRIEF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FREAK</text:p>
          </table:table-cell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SIFT</text:p>
          </table:table-cell>
          <table:table-cell table:style-name="ce18" office:value-type="string" calcext:value-type="string">
            <text:p>Min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style-name="ce7" table:formula="of:=[.N4]" office:value-type="float" office:value="7.91661222222222" calcext:value-type="float">
            <text:p>7.9</text:p>
          </table:table-cell>
          <table:table-cell table:style-name="ce11" table:formula="of:=[.N3]" office:value-type="float" office:value="1339.22222222222" calcext:value-type="float">
            <text:p>1339</text:p>
          </table:table-cell>
          <table:table-cell table:style-name="ce15" office:value-type="float" office:value="0.55" calcext:value-type="float">
            <text:p>0.6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4" calcext:value-type="float">
            <text:p>4.0</text:p>
          </table:table-cell>
          <table:table-cell table:style-name="ce14" office:value-type="float" office:value="30" calcext:value-type="float">
            <text:p>30.0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12" calcext:value-type="float">
            <text:p>12.0</text:p>
          </table:table-cell>
          <table:table-cell table:style-name="ce19" table:formula="of:=MIN([.E32:.J32])" office:value-type="float" office:value="0.55" calcext:value-type="float">
            <text:p>0.6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style-name="ce7" table:formula="of:=[.N6]" office:value-type="float" office:value="8.10734" calcext:value-type="float">
            <text:p>8.1</text:p>
          </table:table-cell>
          <table:table-cell table:style-name="ce11" table:formula="of:=[.N5]" office:value-type="float" office:value="515.555555555556" calcext:value-type="float">
            <text:p>516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65" calcext:value-type="float">
            <text:p>0.7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5" calcext:value-type="float">
            <text:p>25.0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11.5" calcext:value-type="float">
            <text:p>11.5</text:p>
          </table:table-cell>
          <table:table-cell table:style-name="ce19" table:formula="of:=MIN([.E33:.J33])" office:value-type="float" office:value="0.65" calcext:value-type="float">
            <text:p>0.7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style-name="ce7" table:formula="of:=[.N8]" office:value-type="float" office:value="1.73635111111111" calcext:value-type="float">
            <text:p>1.7</text:p>
          </table:table-cell>
          <table:table-cell table:style-name="ce11" table:formula="of:=[.N7]" office:value-type="float" office:value="4904.55555555556" calcext:value-type="float">
            <text:p>4905</text:p>
          </table:table-cell>
          <table:table-cell table:style-name="ce14" office:value-type="float" office:value="2.8" calcext:value-type="float">
            <text:p>2.8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3.1" calcext:value-type="float">
            <text:p>3.1</text:p>
          </table:table-cell>
          <table:table-cell table:style-name="ce14" office:value-type="float" office:value="26" calcext:value-type="float">
            <text:p>26.0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13" calcext:value-type="float">
            <text:p>13.0</text:p>
          </table:table-cell>
          <table:table-cell table:style-name="ce19" table:formula="of:=MIN([.E34:.J34])" office:value-type="float" office:value="1.1" calcext:value-type="float">
            <text:p>1.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style-name="ce7" table:formula="of:=[.N10]" office:value-type="float" office:value="26.0608222222222" calcext:value-type="float">
            <text:p>26.1</text:p>
          </table:table-cell>
          <table:table-cell table:style-name="ce11" table:formula="of:=[.N9]" office:value-type="float" office:value="2706.55555555556" calcext:value-type="float">
            <text:p>2707</text:p>
          </table:table-cell>
          <table:table-cell table:style-name="ce14" office:value-type="float" office:value="2" calcext:value-type="float">
            <text:p>2.0</text:p>
          </table:table-cell>
          <table:table-cell table:style-name="ce14" office:value-type="float" office:value="0.65" calcext:value-type="float">
            <text:p>0.7</text:p>
          </table:table-cell>
          <table:table-cell table:style-name="ce14" office:value-type="float" office:value="9" calcext:value-type="float">
            <text:p>9.0</text:p>
          </table:table-cell>
          <table:table-cell table:style-name="ce14" office:value-type="float" office:value="26" calcext:value-type="float">
            <text:p>26.0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17" calcext:value-type="float">
            <text:p>17.0</text:p>
          </table:table-cell>
          <table:table-cell table:style-name="ce19" table:formula="of:=MIN([.E35:.J35])" office:value-type="float" office:value="0.65" calcext:value-type="float">
            <text:p>0.7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style-name="ce7" table:formula="of:=[.N12]" office:value-type="float" office:value="4.94657777777778" calcext:value-type="float">
            <text:p>4.9</text:p>
          </table:table-cell>
          <table:table-cell table:style-name="ce11" table:formula="of:=[.N11]" office:value-type="float" office:value="500" calcext:value-type="float">
            <text:p>500</text:p>
          </table:table-cell>
          <table:table-cell table:style-name="ce14" office:value-type="float" office:value="1" calcext:value-type="float">
            <text:p>1.0</text:p>
          </table:table-cell>
          <table:table-cell table:style-name="ce16" office:value-type="float" office:value="0.35" calcext:value-type="float">
            <text:p>0.4</text:p>
          </table:table-cell>
          <table:table-cell table:style-name="ce14" office:value-type="float" office:value="8.5" calcext:value-type="float">
            <text:p>8.5</text:p>
          </table:table-cell>
          <table:table-cell table:style-name="ce14" office:value-type="float" office:value="24.5" calcext:value-type="float">
            <text:p>24.5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18" calcext:value-type="float">
            <text:p>18.0</text:p>
          </table:table-cell>
          <table:table-cell table:style-name="ce16" table:formula="of:=MIN([.E36:.J36])" office:value-type="float" office:value="0.35" calcext:value-type="float">
            <text:p>0.4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style-name="ce7" table:formula="of:=[.N14]" office:value-type="float" office:value="40.9001444444445" calcext:value-type="float">
            <text:p>40.9</text:p>
          </table:table-cell>
          <table:table-cell table:style-name="ce11" table:formula="of:=[.N13]" office:value-type="float" office:value="1342.11111111111" calcext:value-type="float">
            <text:p>1342</text:p>
          </table:table-cell>
          <table:table-cell table:style-name="ce14" office:value-type="float" office:value="1.3" calcext:value-type="float">
            <text:p>1.3</text:p>
          </table:table-cell>
          <table:table-cell table:style-name="ce15" office:value-type="float" office:value="0.55" calcext:value-type="float">
            <text:p>0.6</text:p>
          </table:table-cell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25" calcext:value-type="float">
            <text:p>25.0</text:p>
          </table:table-cell>
          <table:table-cell table:style-name="ce14" office:value-type="float" office:value="32" calcext:value-type="float">
            <text:p>32.0</text:p>
          </table:table-cell>
          <table:table-cell table:style-name="ce14" office:value-type="float" office:value="12.5" calcext:value-type="float">
            <text:p>12.5</text:p>
          </table:table-cell>
          <table:table-cell table:style-name="ce19" table:formula="of:=MIN([.E37:.J37])" office:value-type="float" office:value="0.55" calcext:value-type="float">
            <text:p>0.6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style-name="ce7" table:formula="of:=[.N16]" office:value-type="float" office:value="56.0887888888889" calcext:value-type="float">
            <text:p>56.1</text:p>
          </table:table-cell>
          <table:table-cell table:style-name="ce11" table:formula="of:=[.N15]" office:value-type="float" office:value="1380.33333333333" calcext:value-type="float">
            <text:p>1380</text:p>
          </table:table-cell>
          <table:table-cell table:style-name="ce14" office:value-type="float" office:value="1" calcext:value-type="float">
            <text:p>1.0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24.3" calcext:value-type="float">
            <text:p>24.3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45" calcext:value-type="float">
            <text:p>45.0</text:p>
          </table:table-cell>
          <table:table-cell table:style-name="ce19" table:formula="of:=MIN([.E38:.J38])" office:value-type="float" office:value="0.7" calcext:value-type="float">
            <text:p>0.7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8"/>
          <table:table-cell table:style-name="Default" table:number-columns-repeated="7"/>
          <table:table-cell table:style-name="ce8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6" office:value-type="string" calcext:value-type="string" table:number-columns-spanned="1" table:number-rows-spanned="2">
            <text:p>Detection Time (ms)</text:p>
          </table:table-cell>
          <table:table-cell table:style-name="ce6" office:value-type="string" calcext:value-type="string" table:number-columns-spanned="1" table:number-rows-spanned="2">
            <text:p>Detection Points</text:p>
          </table:table-cell>
          <table:table-cell table:style-name="ce12" office:value-type="string" calcext:value-type="string" table:number-columns-spanned="6" table:number-rows-spanned="1">
            <text:p>Detection + Descriptor Extraction (Total) Time (ms)</text:p>
            <text:p/>
          </table:table-cell>
          <table:covered-table-cell table:number-columns-repeated="5" table:style-name="ce17"/>
          <table:table-cell table:style-name="ce20" office:value-type="string" calcext:value-type="string" table:number-columns-spanned="1" table:number-rows-spanned="2">
            <text:p>Min Total Time (ms)</text:p>
          </table:table-cell>
          <table:table-cell table:style-name="ce20" office:value-type="string" calcext:value-type="string" table:number-columns-spanned="1" table:number-rows-spanned="2">
            <text:p>Multiple</text:p>
          </table:table-cell>
          <table:table-cell table:style-name="ce20" office:value-type="string" calcext:value-type="string" table:number-columns-spanned="1" table:number-rows-spanned="2">
            <text:p>Time per 1k point (ms)</text:p>
          </table:table-cell>
          <table:table-cell table:style-name="ce23" office:value-type="string" calcext:value-type="string" table:number-columns-spanned="1" table:number-rows-spanned="2">
            <text:p>Multiple</text:p>
          </table:table-cell>
          <table:table-cell table:number-columns-repeated="3"/>
        </table:table-row>
        <table:table-row table:style-name="ro3">
          <table:covered-table-cell/>
          <table:covered-table-cell table:number-columns-repeated="3" table:style-name="ce3"/>
          <table:table-cell table:style-name="ce9" office:value-type="string" calcext:value-type="string">
            <text:p>BRISK</text:p>
          </table:table-cell>
          <table:table-cell table:style-name="ce9" office:value-type="string" calcext:value-type="string">
            <text:p>BRIEF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string" calcext:value-type="string">
            <text:p>FREAK</text:p>
          </table:table-cell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SIFT</text:p>
          </table:table-cell>
          <table:covered-table-cell table:style-name="ce18"/>
          <table:covered-table-cell table:number-columns-repeated="3" table:style-name="ce21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style-name="ce7" table:formula="of:==[.C32]" office:value-type="float" office:value="7.91661222222222" calcext:value-type="float">
            <text:p>7.9</text:p>
          </table:table-cell>
          <table:table-cell table:style-name="ce7" table:formula="of:==[.D32]" office:value-type="float" office:value="1339.22222222222" calcext:value-type="float">
            <text:p>1339.2</text:p>
          </table:table-cell>
          <table:table-cell table:style-name="ce14" table:formula="of:=[.$C43]+[.E32]" office:value-type="float" office:value="8.46661222222222" calcext:value-type="float">
            <text:p>8.5</text:p>
          </table:table-cell>
          <table:table-cell table:style-name="ce14" table:formula="of:=[.$C43]+[.F32]" office:value-type="float" office:value="8.91661222222222" calcext:value-type="float">
            <text:p>8.9</text:p>
          </table:table-cell>
          <table:table-cell table:style-name="ce14" table:formula="of:=[.$C43]+[.G32]" office:value-type="float" office:value="11.9166122222222" calcext:value-type="float">
            <text:p>11.9</text:p>
          </table:table-cell>
          <table:table-cell table:style-name="ce14" table:formula="of:=[.$C43]+[.H32]" office:value-type="float" office:value="37.9166122222222" calcext:value-type="float">
            <text:p>37.9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3]+[.J32]" office:value-type="float" office:value="19.9166122222222" calcext:value-type="float">
            <text:p>19.9</text:p>
          </table:table-cell>
          <table:table-cell table:style-name="ce19" table:formula="of:=MIN([.E43:.J43])" office:value-type="float" office:value="8.46661222222222" calcext:value-type="float">
            <text:p>8.5</text:p>
          </table:table-cell>
          <table:table-cell table:style-name="ce19" table:formula="of:=[.$K$49]/[.$K43]" office:value-type="float" office:value="6.70738040178999" calcext:value-type="float">
            <text:p>6.7</text:p>
          </table:table-cell>
          <table:table-cell table:style-name="ce19" table:formula="of:=[.$K43]/[.$D43]*1000" office:value-type="float" office:value="6.32203683730192" calcext:value-type="float">
            <text:p>6.3</text:p>
          </table:table-cell>
          <table:table-cell table:style-name="ce15" table:formula="of:=[.$M$49]/[.$M43]" office:value-type="float" office:value="6.50761136462809" calcext:value-type="float">
            <text:p>6.5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style-name="ce7" table:formula="of:==[.C33]" office:value-type="float" office:value="8.10734" calcext:value-type="float">
            <text:p>8.1</text:p>
          </table:table-cell>
          <table:table-cell table:style-name="ce7" table:formula="of:==[.D33]" office:value-type="float" office:value="515.555555555556" calcext:value-type="float">
            <text:p>515.6</text:p>
          </table:table-cell>
          <table:table-cell table:style-name="ce14" table:formula="of:=[.$C44]+[.E33]" office:value-type="float" office:value="8.90734" calcext:value-type="float">
            <text:p>8.9</text:p>
          </table:table-cell>
          <table:table-cell table:style-name="ce14" table:formula="of:=[.$C44]+[.F33]" office:value-type="float" office:value="8.75734" calcext:value-type="float">
            <text:p>8.8</text:p>
          </table:table-cell>
          <table:table-cell table:style-name="ce14" table:formula="of:=[.$C44]+[.G33]" office:value-type="float" office:value="10.60734" calcext:value-type="float">
            <text:p>10.6</text:p>
          </table:table-cell>
          <table:table-cell table:style-name="ce14" table:formula="of:=[.$C44]+[.H33]" office:value-type="float" office:value="33.10734" calcext:value-type="float">
            <text:p>33.1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4]+[.J33]" office:value-type="float" office:value="19.60734" calcext:value-type="float">
            <text:p>19.6</text:p>
          </table:table-cell>
          <table:table-cell table:style-name="ce19" table:formula="of:=MIN([.E44:.J44])" office:value-type="float" office:value="8.75734" calcext:value-type="float">
            <text:p>8.8</text:p>
          </table:table-cell>
          <table:table-cell table:style-name="ce19" table:formula="of:=[.$K$49]/[.$K44]" office:value-type="float" office:value="6.48470755833265" calcext:value-type="float">
            <text:p>6.5</text:p>
          </table:table-cell>
          <table:table-cell table:style-name="ce19" table:formula="of:=[.$K44]/[.$D44]*1000" office:value-type="float" office:value="16.9862198275862" calcext:value-type="float">
            <text:p>17.0</text:p>
          </table:table-cell>
          <table:table-cell table:style-name="ce19" table:formula="of:=[.$M$49]/[.$M44]" office:value-type="float" office:value="2.42204323196197" calcext:value-type="float">
            <text:p>2.4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style-name="ce7" table:formula="of:==[.C34]" office:value-type="float" office:value="1.73635111111111" calcext:value-type="float">
            <text:p>1.7</text:p>
          </table:table-cell>
          <table:table-cell table:style-name="ce7" table:formula="of:==[.D34]" office:value-type="float" office:value="4904.55555555556" calcext:value-type="float">
            <text:p>4904.6</text:p>
          </table:table-cell>
          <table:table-cell table:style-name="ce16" table:formula="of:=[.$C45]+[.E34]" office:value-type="float" office:value="4.53635111111111" calcext:value-type="float">
            <text:p>4.5</text:p>
          </table:table-cell>
          <table:table-cell table:style-name="ce16" table:formula="of:=[.$C45]+[.F34]" office:value-type="float" office:value="2.83635111111111" calcext:value-type="float">
            <text:p>2.8</text:p>
          </table:table-cell>
          <table:table-cell table:style-name="ce16" table:formula="of:=[.$C45]+[.G34]" office:value-type="float" office:value="4.83635111111111" calcext:value-type="float">
            <text:p>4.8</text:p>
          </table:table-cell>
          <table:table-cell table:style-name="ce14" table:formula="of:=[.$C45]+[.H34]" office:value-type="float" office:value="27.7363511111111" calcext:value-type="float">
            <text:p>27.7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5]+[.J34]" office:value-type="float" office:value="14.7363511111111" calcext:value-type="float">
            <text:p>14.7</text:p>
          </table:table-cell>
          <table:table-cell table:style-name="ce19" table:formula="of:=MIN([.E45:.J45])" office:value-type="float" office:value="2.83635111111111" calcext:value-type="float">
            <text:p>2.8</text:p>
          </table:table-cell>
          <table:table-cell table:style-name="ce16" table:formula="of:=[.$K$49]/[.$K45]" office:value-type="float" office:value="20.0217768055671" calcext:value-type="float">
            <text:p>20.0</text:p>
          </table:table-cell>
          <table:table-cell table:style-name="ce19" table:formula="of:=[.$K45]/[.$D45]*1000" office:value-type="float" office:value="0.57830950816701" calcext:value-type="float">
            <text:p>0.6</text:p>
          </table:table-cell>
          <table:table-cell table:style-name="ce16" table:formula="of:=[.$M$49]/[.$M45]" office:value-type="float" office:value="71.1407268755161" calcext:value-type="float">
            <text:p>71.1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style-name="ce7" table:formula="of:==[.C35]" office:value-type="float" office:value="26.0608222222222" calcext:value-type="float">
            <text:p>26.1</text:p>
          </table:table-cell>
          <table:table-cell table:style-name="ce7" table:formula="of:==[.D35]" office:value-type="float" office:value="2706.55555555556" calcext:value-type="float">
            <text:p>2706.6</text:p>
          </table:table-cell>
          <table:table-cell table:style-name="ce14" table:formula="of:=[.$C46]+[.E35]" office:value-type="float" office:value="28.0608222222222" calcext:value-type="float">
            <text:p>28.1</text:p>
          </table:table-cell>
          <table:table-cell table:style-name="ce14" table:formula="of:=[.$C46]+[.F35]" office:value-type="float" office:value="26.7108222222222" calcext:value-type="float">
            <text:p>26.7</text:p>
          </table:table-cell>
          <table:table-cell table:style-name="ce14" table:formula="of:=[.$C46]+[.G35]" office:value-type="float" office:value="35.0608222222222" calcext:value-type="float">
            <text:p>35.1</text:p>
          </table:table-cell>
          <table:table-cell table:style-name="ce14" table:formula="of:=[.$C46]+[.H35]" office:value-type="float" office:value="52.0608222222222" calcext:value-type="float">
            <text:p>52.1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6]+[.J35]" office:value-type="float" office:value="43.0608222222222" calcext:value-type="float">
            <text:p>43.1</text:p>
          </table:table-cell>
          <table:table-cell table:style-name="ce19" table:formula="of:=MIN([.E46:.J46])" office:value-type="float" office:value="26.7108222222222" calcext:value-type="float">
            <text:p>26.7</text:p>
          </table:table-cell>
          <table:table-cell table:style-name="ce19" table:formula="of:=[.$K$49]/[.$K46]" office:value-type="float" office:value="2.12605918366838" calcext:value-type="float">
            <text:p>2.1</text:p>
          </table:table-cell>
          <table:table-cell table:style-name="ce19" table:formula="of:=[.$K46]/[.$D46]*1000" office:value-type="float" office:value="9.86893550638368" calcext:value-type="float">
            <text:p>9.9</text:p>
          </table:table-cell>
          <table:table-cell table:style-name="ce19" table:formula="of:=[.$M$49]/[.$M46]" office:value-type="float" office:value="4.16877369838026" calcext:value-type="float">
            <text:p>4.2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style-name="ce7" table:formula="of:==[.C36]" office:value-type="float" office:value="4.94657777777778" calcext:value-type="float">
            <text:p>4.9</text:p>
          </table:table-cell>
          <table:table-cell table:style-name="ce7" table:formula="of:==[.D36]" office:value-type="float" office:value="500" calcext:value-type="float">
            <text:p>500.0</text:p>
          </table:table-cell>
          <table:table-cell table:style-name="ce15" table:formula="of:=[.$C47]+[.E36]" office:value-type="float" office:value="5.94657777777778" calcext:value-type="float">
            <text:p>5.9</text:p>
          </table:table-cell>
          <table:table-cell table:style-name="ce15" table:formula="of:=[.$C47]+[.F36]" office:value-type="float" office:value="5.29657777777778" calcext:value-type="float">
            <text:p>5.3</text:p>
          </table:table-cell>
          <table:table-cell table:style-name="ce14" table:formula="of:=[.$C47]+[.G36]" office:value-type="float" office:value="13.4465777777778" calcext:value-type="float">
            <text:p>13.4</text:p>
          </table:table-cell>
          <table:table-cell table:style-name="ce14" table:formula="of:=[.$C47]+[.H36]" office:value-type="float" office:value="29.4465777777778" calcext:value-type="float">
            <text:p>29.4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7]+[.J36]" office:value-type="float" office:value="22.9465777777778" calcext:value-type="float">
            <text:p>22.9</text:p>
          </table:table-cell>
          <table:table-cell table:style-name="ce19" table:formula="of:=MIN([.E47:.J47])" office:value-type="float" office:value="5.29657777777778" calcext:value-type="float">
            <text:p>5.3</text:p>
          </table:table-cell>
          <table:table-cell table:style-name="ce15" table:formula="of:=[.$K$49]/[.$K47]" office:value-type="float" office:value="10.721788911918" calcext:value-type="float">
            <text:p>10.7</text:p>
          </table:table-cell>
          <table:table-cell table:style-name="ce19" table:formula="of:=[.$K47]/[.$D47]*1000" office:value-type="float" office:value="10.5931555555556" calcext:value-type="float">
            <text:p>10.6</text:p>
          </table:table-cell>
          <table:table-cell table:style-name="ce19" table:formula="of:=[.$M$49]/[.$M47]" office:value-type="float" office:value="3.88376801928929" calcext:value-type="float">
            <text:p>3.9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style-name="ce7" table:formula="of:==[.C37]" office:value-type="float" office:value="40.9001444444445" calcext:value-type="float">
            <text:p>40.9</text:p>
          </table:table-cell>
          <table:table-cell table:style-name="ce7" table:formula="of:==[.D37]" office:value-type="float" office:value="1342.11111111111" calcext:value-type="float">
            <text:p>1342.1</text:p>
          </table:table-cell>
          <table:table-cell table:style-name="ce14" table:formula="of:=[.$C48]+[.E37]" office:value-type="float" office:value="42.2001444444445" calcext:value-type="float">
            <text:p>42.2</text:p>
          </table:table-cell>
          <table:table-cell table:style-name="ce14" table:formula="of:=[.$C48]+[.F37]" office:value-type="float" office:value="41.4501444444444" calcext:value-type="float">
            <text:p>41.5</text:p>
          </table:table-cell>
          <table:table-cell table:style-name="ce14" table:formula="of:=[.$C48]+[.G37]" office:value-type="float" office:value="46.9001444444445" calcext:value-type="float">
            <text:p>46.9</text:p>
          </table:table-cell>
          <table:table-cell table:style-name="ce14" table:formula="of:=[.$C48]+[.H37]" office:value-type="float" office:value="65.9001444444445" calcext:value-type="float">
            <text:p>65.9</text:p>
          </table:table-cell>
          <table:table-cell table:style-name="ce14" table:formula="of:=[.$C48]+[.I37]" office:value-type="float" office:value="72.9001444444445" calcext:value-type="float">
            <text:p>72.9</text:p>
          </table:table-cell>
          <table:table-cell table:style-name="ce14" table:formula="of:=[.$C48]+[.J37]" office:value-type="float" office:value="53.4001444444445" calcext:value-type="float">
            <text:p>53.4</text:p>
          </table:table-cell>
          <table:table-cell table:style-name="ce19" table:formula="of:=MIN([.E48:.J48])" office:value-type="float" office:value="41.4501444444444" calcext:value-type="float">
            <text:p>41.5</text:p>
          </table:table-cell>
          <table:table-cell table:style-name="ce19" table:formula="of:=[.$K$49]/[.$K48]" office:value-type="float" office:value="1.37005044614507" calcext:value-type="float">
            <text:p>1.4</text:p>
          </table:table-cell>
          <table:table-cell table:style-name="ce19" table:formula="of:=[.$K48]/[.$D48]*1000" office:value-type="float" office:value="30.8842867787068" calcext:value-type="float">
            <text:p>30.9</text:p>
          </table:table-cell>
          <table:table-cell table:style-name="ce19" table:formula="of:=[.$M$49]/[.$M48]" office:value-type="float" office:value="1.33211296297081" calcext:value-type="float">
            <text:p>1.3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style-name="ce7" table:formula="of:==[.C38]" office:value-type="float" office:value="56.0887888888889" calcext:value-type="float">
            <text:p>56.1</text:p>
          </table:table-cell>
          <table:table-cell table:style-name="ce7" table:formula="of:==[.D38]" office:value-type="float" office:value="1380.33333333333" calcext:value-type="float">
            <text:p>1380.3</text:p>
          </table:table-cell>
          <table:table-cell table:style-name="ce14" table:formula="of:=[.$C49]+[.E38]" office:value-type="float" office:value="57.0887888888889" calcext:value-type="float">
            <text:p>57.1</text:p>
          </table:table-cell>
          <table:table-cell table:style-name="ce14" table:formula="of:=[.$C49]+[.F38]" office:value-type="float" office:value="56.7887888888889" calcext:value-type="float">
            <text:p>56.8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9]+[.H38]" office:value-type="float" office:value="80.3887888888889" calcext:value-type="float">
            <text:p>80.4</text:p>
          </table:table-cell>
          <table:table-cell table:style-name="ce14" office:value-type="string" calcext:value-type="string">
            <text:p>/</text:p>
          </table:table-cell>
          <table:table-cell table:style-name="ce14" table:formula="of:=[.$C49]+[.J38]" office:value-type="float" office:value="101.088788888889" calcext:value-type="float">
            <text:p>101.1</text:p>
          </table:table-cell>
          <table:table-cell table:style-name="ce19" table:formula="of:=MIN([.E49:.J49])" office:value-type="float" office:value="56.7887888888889" calcext:value-type="float">
            <text:p>56.8</text:p>
          </table:table-cell>
          <table:table-cell table:style-name="ce19" table:formula="of:=[.$K$49]/[.$K49]" office:value-type="float" office:value="1" calcext:value-type="float">
            <text:p>1.0</text:p>
          </table:table-cell>
          <table:table-cell table:style-name="ce19" table:formula="of:=[.$K49]/[.$D49]*1000" office:value-type="float" office:value="41.1413587700234" calcext:value-type="float">
            <text:p>41.1</text:p>
          </table:table-cell>
          <table:table-cell table:style-name="ce19" table:formula="of:=[.$M$49]/[.$M49]" office:value-type="float" office:value="1" calcext:value-type="float">
            <text:p>1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3:05:03.590550417</meta:creation-date>
    <dc:date>2020-07-14T02:36:26.533324910</dc:date>
    <meta:editing-duration>PT3H29M35S</meta:editing-duration>
    <meta:editing-cycles>68</meta:editing-cycles>
    <meta:generator>LibreOffice/6.0.7.3$Linux_X86_64 LibreOffice_project/00m0$Build-3</meta:generator>
    <meta:document-statistic meta:table-count="1" meta:cell-count="433" meta:object-count="0"/>
  </office:meta>
</office:document-meta>
</file>